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8.5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8.1071in" style:type="right" style:leader-style="dotted" style:leader-text="."/>
        </style:tab-stops>
      </style:paragraph-properties>
    </style:style>
    <style:style style:name="P3" style:family="paragraph" style:parent-style-name="Frame_20_contents">
      <style:paragraph-properties fo:text-align="center" style:justify-single-word="false"/>
    </style:style>
    <style:style style:name="Sect1" style:family="section">
      <style:section-properties fo:background-color="#ff972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aasasa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aasasas</text:p>
          </text:index-title>
          <text:p text:style-name="P1">
            <text:a xlink:type="simple" xlink:href="#__RefHeading___Toc108_2521682810" text:style-name="Index_20_Link" text:visited-style-name="Index_20_Link">Introduction - xzn Overview Of KmneqxziTY<text:tab/>3</text:a>
          </text:p>
          <text:p text:style-name="P2">
            <text:a xlink:type="simple" xlink:href="#__RefHeading___Toc926_1164448199" text:style-name="Index_20_Link" text:visited-style-name="Index_20_Link">shell<text:tab/>20</text:a>
          </text:p>
        </text:index-body>
      </text:table-of-content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7T12:35:17.547328566</meta:creation-date>
    <dc:date>2020-05-07T12:39:32.296889128</dc:date>
    <meta:editing-duration>PT44S</meta:editing-duration>
    <meta:editing-cycles>3</meta:editing-cycles>
    <meta:generator>LibreOfficeDev/7.0.0.0.alpha0$Linux_X86_64 LibreOffice_project/1eb6210d678bbb0c875f0f72bd876a9e7795dfbe</meta:generator>
    <meta:document-statistic meta:table-count="0" meta:image-count="0" meta:object-count="0" meta:page-count="1" meta:paragraph-count="3" meta:word-count="10" meta:character-count="58" meta:non-whitespace-character-count="51"/>
  </office:meta>
</office:document-meta>
</file>